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line-height="115%"/>
      <style:text-properties officeooo:rsid="001305ba" officeooo:paragraph-rsid="001305ba"/>
    </style:style>
    <style:style style:name="P2" style:family="paragraph" style:parent-style-name="Standard">
      <style:paragraph-properties fo:line-height="115%"/>
      <style:text-properties officeooo:rsid="001305ba" officeooo:paragraph-rsid="001305ba"/>
    </style:style>
    <style:style style:name="P3" style:family="paragraph" style:parent-style-name="Standard" style:list-style-name="L1">
      <style:paragraph-properties fo:line-height="115%"/>
      <style:text-properties officeooo:rsid="0013637f" officeooo:paragraph-rsid="0013637f"/>
    </style:style>
    <style:style style:name="P4" style:family="paragraph" style:parent-style-name="Standard">
      <style:paragraph-properties fo:line-height="115%"/>
      <style:text-properties fo:font-weight="bold" officeooo:rsid="001305ba" officeooo:paragraph-rsid="001305ba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paragraph-rsid="0016da7b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21pt" fo:font-weight="bold" officeooo:rsid="0011d916" officeooo:paragraph-rsid="0011d916" style:font-size-asian="21pt" style:font-weight-asian="bold" style:font-size-complex="21pt" style:font-weight-complex="bold"/>
    </style:style>
    <style:style style:name="P7" style:family="paragraph" style:parent-style-name="Standard">
      <style:paragraph-properties fo:line-height="115%"/>
      <style:text-properties style:font-name="Lohit Assamese" fo:font-size="14pt" style:text-underline-style="solid" style:text-underline-width="auto" style:text-underline-color="font-color" fo:font-weight="bold" officeooo:rsid="0011d916" officeooo:paragraph-rsid="0011d916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officeooo:rsid="0011d916" officeooo:paragraph-rsid="0011d916"/>
    </style:style>
    <style:style style:name="P9" style:family="paragraph" style:parent-style-name="Standard">
      <style:paragraph-properties fo:line-height="115%"/>
      <style:text-properties officeooo:rsid="0011d916" officeooo:paragraph-rsid="0011d916"/>
    </style:style>
    <style:style style:name="P10" style:family="paragraph" style:parent-style-name="Standard">
      <style:paragraph-properties fo:line-height="115%"/>
      <style:text-properties officeooo:paragraph-rsid="0016da7b"/>
    </style:style>
    <style:style style:name="P11" style:family="paragraph" style:parent-style-name="Table_20_Contents">
      <style:paragraph-properties fo:line-height="115%"/>
      <style:text-properties officeooo:rsid="0018f4f7" officeooo:paragraph-rsid="0018f4f7"/>
    </style:style>
    <style:style style:name="P12" style:family="paragraph" style:parent-style-name="Table_20_Contents">
      <style:paragraph-properties fo:line-height="115%"/>
      <style:text-properties officeooo:rsid="001a62d5" officeooo:paragraph-rsid="001a62d5"/>
    </style:style>
    <style:style style:name="P13" style:family="paragraph" style:parent-style-name="Table_20_Contents" style:list-style-name="L4">
      <style:paragraph-properties fo:line-height="115%"/>
      <style:text-properties officeooo:rsid="001a62d5" officeooo:paragraph-rsid="001a62d5"/>
    </style:style>
    <style:style style:name="P14" style:family="paragraph" style:parent-style-name="Table_20_Contents">
      <style:paragraph-properties fo:line-height="115%"/>
      <style:text-properties officeooo:rsid="001c5c2a" officeooo:paragraph-rsid="001c5c2a"/>
    </style:style>
    <style:style style:name="P15" style:family="paragraph" style:parent-style-name="Table_20_Contents">
      <style:paragraph-properties fo:line-height="115%"/>
      <style:text-properties officeooo:rsid="001df81d" officeooo:paragraph-rsid="001df81d"/>
    </style:style>
    <style:style style:name="P16" style:family="paragraph" style:parent-style-name="Table_20_Contents">
      <style:paragraph-properties fo:line-height="115%"/>
      <style:text-properties officeooo:rsid="001ec65c" officeooo:paragraph-rsid="001ec65c"/>
    </style:style>
    <style:style style:name="P17" style:family="paragraph" style:parent-style-name="Table_20_Contents">
      <style:paragraph-properties fo:line-height="115%"/>
      <style:text-properties officeooo:rsid="001fd6c8" officeooo:paragraph-rsid="001fd6c8"/>
    </style:style>
    <style:style style:name="P18" style:family="paragraph" style:parent-style-name="Table_20_Contents">
      <style:text-properties officeooo:rsid="0021080a" officeooo:paragraph-rsid="0021080a"/>
    </style:style>
    <style:style style:name="P19" style:family="paragraph" style:parent-style-name="Table_20_Contents">
      <style:paragraph-properties fo:line-height="115%"/>
      <style:text-properties officeooo:rsid="0021080a" officeooo:paragraph-rsid="0021080a"/>
    </style:style>
    <style:style style:name="P20" style:family="paragraph" style:parent-style-name="Table_20_Contents">
      <style:paragraph-properties fo:line-height="115%"/>
      <style:text-properties officeooo:rsid="0022de98" officeooo:paragraph-rsid="0022de98"/>
    </style:style>
    <style:style style:name="P21" style:family="paragraph" style:parent-style-name="Table_20_Contents">
      <style:paragraph-properties fo:line-height="115%"/>
      <style:text-properties fo:font-weight="bold" officeooo:rsid="0018f4f7" officeooo:paragraph-rsid="0018f4f7" style:font-weight-asian="bold" style:font-weight-complex="bold"/>
    </style:style>
    <style:style style:name="T1" style:family="text">
      <style:text-properties officeooo:rsid="0013637f"/>
    </style:style>
    <style:style style:name="T2" style:family="text">
      <style:text-properties officeooo:rsid="0014df0f"/>
    </style:style>
    <style:style style:name="T3" style:family="text">
      <style:text-properties officeooo:rsid="001ec65c"/>
    </style:style>
    <style:style style:name="T4" style:family="text">
      <style:text-properties officeooo:rsid="001fd6c8"/>
    </style:style>
    <style:style style:name="T5" style:family="text">
      <style:text-properties officeooo:rsid="0016da7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OICOMSAT ICT ACADEMY</text:p>
      <text:p text:style-name="P8"/>
      <text:p text:style-name="P7">Scheme of Work 2023</text:p>
      <text:p text:style-name="P9"/>
      <text:p text:style-name="P4">List of Programmes</text:p>
      <text:p text:style-name="P4"/>
      <text:list xml:id="list3125216297" text:style-name="L1">
        <text:list-item>
          <text:p text:style-name="P1">Web Front End</text:p>
          <text:list>
            <text:list-item>
              <text:list>
                <text:list-item>
                  <text:p text:style-name="P3">React JS</text:p>
                </text:list-item>
                <text:list-item>
                  <text:p text:style-name="P3">Angular JS</text:p>
                </text:list-item>
                <text:list-item>
                  <text:p text:style-name="P3">Vue JS</text:p>
                </text:list-item>
                <text:list-item>
                  <text:p text:style-name="P3">Laravel</text:p>
                </text:list-item>
                <text:list-item>
                  <text:p text:style-name="P3">Vanilla Web Design</text:p>
                </text:list-item>
              </text:list>
            </text:list-item>
          </text:list>
        </text:list-item>
        <text:list-item>
          <text:p text:style-name="P1">Android Front End</text:p>
          <text:list>
            <text:list-item>
              <text:p text:style-name="P3">Android Studio (Java)</text:p>
            </text:list-item>
            <text:list-item>
              <text:p text:style-name="P3">React Native</text:p>
            </text:list-item>
          </text:list>
        </text:list-item>
        <text:list-item>
          <text:p text:style-name="P1">iOS Front End</text:p>
          <text:list>
            <text:list-item>
              <text:p text:style-name="P3">Xcode (Objective-C)</text:p>
            </text:list-item>
            <text:list-item>
              <text:p text:style-name="P3">React Native</text:p>
            </text:list-item>
          </text:list>
        </text:list-item>
        <text:list-item>
          <text:p text:style-name="P1">Backend (<text:span text:style-name="T1">Vanilla </text:span>PHP)</text:p>
        </text:list-item>
        <text:list-item>
          <text:p text:style-name="P1">Backend (Python <text:span text:style-name="T1">Django</text:span>)</text:p>
        </text:list-item>
        <text:list-item>
          <text:p text:style-name="P1">Backend (JavaScript <text:span text:style-name="T2">Node jS</text:span>)</text:p>
        </text:list-item>
      </text:list>
      <text:p text:style-name="P2"/>
      <text:p text:style-name="P5"><text:span text:style-name="T5">SCHEME OF WORK FOR WEB DEVELOPMENT </text:span><text:span text:style-name="T3">(FRONT END)</text:span></text:p>
      <table:table table:name="Table1" table:style-name="Table1">
        <table:table-column table:style-name="Table1.A" table:number-columns-repeated="4"/>
        <table:table-row table:style-name="TableLine94454356258480">
          <table:table-cell table:style-name="Table1.A1" office:value-type="string">
            <text:p text:style-name="P21">Week</text:p>
          </table:table-cell>
          <table:table-cell table:style-name="Table1.A1" office:value-type="string">
            <text:p text:style-name="P21">Objectives</text:p>
          </table:table-cell>
          <table:table-cell table:style-name="Table1.A1" office:value-type="string">
            <text:p text:style-name="P21">Area of Concerntration</text:p>
          </table:table-cell>
          <table:table-cell table:style-name="Table1.D1" office:value-type="string">
            <text:p text:style-name="P21">Duration</text:p>
          </table:table-cell>
        </table:table-row>
        <table:table-row table:style-name="TableLine94454356258480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To get familiar with web technologies and terminologies. </text:p>
          </table:table-cell>
          <table:table-cell table:style-name="Table1.A2" office:value-type="string">
            <text:p text:style-name="P11">Overview of Web Basics (HTML, CSS, JavaScript DOM)</text:p>
          </table:table-cell>
          <table:table-cell table:style-name="Table1.D2" office:value-type="string">
            <text:p text:style-name="P11"><text:span text:style-name="T4">4</text:span> Hours</text:p>
          </table:table-cell>
        </table:table-row>
        <table:table-row table:style-name="TableLine94454356258480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2">To understand Hyper-text Mark-up Language and its relationship with Cascading Stylesheet</text:p>
          </table:table-cell>
          <table:table-cell table:style-name="Table1.A2" office:value-type="string">
            <text:list xml:id="list3285001995" text:style-name="L4">
              <text:list-item>
                <text:p text:style-name="P13">Introduction to HTML</text:p>
              </text:list-item>
              <text:list-item>
                <text:p text:style-name="P13">Building basic interface with HTML</text:p>
              </text:list-item>
              <text:list-item>
                <text:p text:style-name="P13">Styling interface with CSS</text:p>
              </text:list-item>
            </text:list>
          </table:table-cell>
          <table:table-cell table:style-name="Table1.D2" office:value-type="string">
            <text:p text:style-name="P12"><text:span text:style-name="T4">1</text:span>0 Hours</text:p>
          </table:table-cell>
        </table:table-row>
        <table:table-row table:style-name="TableLine94454356258480"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5">To build a functional web interface</text:p>
          </table:table-cell>
          <table:table-cell table:style-name="Table1.A2" office:value-type="string">
            <text:p text:style-name="P15">Complex arrangement of HTML element and application of complex styles</text:p>
            <text:p text:style-name="P15"/>
          </table:table-cell>
          <table:table-cell table:style-name="Table1.D2" office:value-type="string">
            <text:p text:style-name="P15"><text:span text:style-name="T4">1</text:span>0 hours</text:p>
          </table:table-cell>
        </table:table-row>
        <table:table-row table:style-name="TableLine94454356258480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To build a functional web interface</text:p>
          </table:table-cell>
          <table:table-cell table:style-name="Table1.A2" office:value-type="string">
            <text:p text:style-name="P15">Introducing reactivity in web interfaces with <text:soft-page-break/>JavaScript DOM manipulation</text:p>
          </table:table-cell>
          <table:table-cell table:style-name="Table1.D2" office:value-type="string">
            <text:p text:style-name="P16"><text:span text:style-name="T4">6</text:span> hours</text:p>
          </table:table-cell>
        </table:table-row>
        <table:table-row table:style-name="TableLine94454356258480"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7">Advancing to modern technologies and libraries</text:p>
          </table:table-cell>
          <table:table-cell table:style-name="Table1.A2" office:value-type="string">
            <text:p text:style-name="P17">JavaScript Programming Basics</text:p>
          </table:table-cell>
          <table:table-cell table:style-name="Table1.D2" office:value-type="string">
            <text:p text:style-name="P17">10 Hours</text:p>
          </table:table-cell>
        </table:table-row>
        <table:table-row table:style-name="TableLine94454356258480"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7">Advancing to modern technologies and libraries</text:p>
          </table:table-cell>
          <table:table-cell table:style-name="Table1.A2" office:value-type="string">
            <text:p text:style-name="P17">Advanced Concepts in JavaScript</text:p>
          </table:table-cell>
          <table:table-cell table:style-name="Table1.D2" office:value-type="string">
            <text:p text:style-name="P17">10 Hours</text:p>
          </table:table-cell>
        </table:table-row>
        <table:table-row table:style-name="TableLine94454356258480"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Consuming Libraries &amp; Frameworks of JavaScript</text:p>
          </table:table-cell>
          <table:table-cell table:style-name="Table1.A2" office:value-type="string">
            <text:p text:style-name="P19">Introduction to React JS</text:p>
          </table:table-cell>
          <table:table-cell table:style-name="Table1.D2" office:value-type="string">
            <text:p text:style-name="P19">10 Hours</text:p>
          </table:table-cell>
        </table:table-row>
        <table:table-row table:style-name="TableLine94454356258480"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9">Consuming Libraries &amp; Frameworks of JavaScript</text:p>
          </table:table-cell>
          <table:table-cell table:style-name="Table1.A2" office:value-type="string">
            <text:p text:style-name="P19">Class Components and Life cycle methods</text:p>
          </table:table-cell>
          <table:table-cell table:style-name="Table1.D2" office:value-type="string">
            <text:p text:style-name="P19">10 Hours</text:p>
          </table:table-cell>
        </table:table-row>
        <table:table-row table:style-name="TableLine94454356258480"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9">Consuming Libraries &amp; Frameworks of JavaScript</text:p>
          </table:table-cell>
          <table:table-cell table:style-name="Table1.A2" office:value-type="string">
            <text:p text:style-name="P19">Functional Components and React Hooks</text:p>
          </table:table-cell>
          <table:table-cell table:style-name="Table1.D2" office:value-type="string">
            <text:p text:style-name="P19">10 Hours</text:p>
          </table:table-cell>
        </table:table-row>
        <table:table-row table:style-name="TableLine94454356258480"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9">Understanding third-party libraries</text:p>
          </table:table-cell>
          <table:table-cell table:style-name="Table1.A2" office:value-type="string">
            <text:p text:style-name="P19">Introduction to Redux library for state management</text:p>
          </table:table-cell>
          <table:table-cell table:style-name="Table1.D2" office:value-type="string">
            <text:p text:style-name="P19">10 Hours</text:p>
          </table:table-cell>
        </table:table-row>
        <table:table-row table:style-name="TableLine94454356258480">
          <table:table-cell table:style-name="Table1.A2" office:value-type="string">
            <text:p text:style-name="P19">11</text:p>
          </table:table-cell>
          <table:table-cell table:style-name="Table1.A2" office:value-type="string">
            <text:p text:style-name="P19">Understanding third-party libraries</text:p>
          </table:table-cell>
          <table:table-cell table:style-name="Table1.A2" office:value-type="string">
            <text:p text:style-name="P19">Application of other libraries and development dependencies</text:p>
          </table:table-cell>
          <table:table-cell table:style-name="Table1.D2" office:value-type="string">
            <text:p text:style-name="P19">10 Hours</text:p>
          </table:table-cell>
        </table:table-row>
        <table:table-row table:style-name="TableLine94454356258480">
          <table:table-cell table:style-name="Table1.A2" office:value-type="string">
            <text:p text:style-name="P20">12</text:p>
          </table:table-cell>
          <table:table-cell table:style-name="Table1.A2" office:value-type="string">
            <text:p text:style-name="P20">ConclusionConclusion</text:p>
          </table:table-cell>
          <table:table-cell table:style-name="Table1.A2" office:value-type="string">
            <text:p text:style-name="P20">Conclusion</text:p>
          </table:table-cell>
          <table:table-cell table:style-name="Table1.D2" office:value-type="string">
            <text:p text:style-name="P20">Conclusion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officeooo:rsid="00174db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3:33:23.924202101</meta:creation-date>
    <dc:date>2023-01-06T14:45:19.859573015</dc:date>
    <meta:editing-duration>PT53M30S</meta:editing-duration>
    <meta:editing-cycles>17</meta:editing-cycles>
    <meta:generator>LibreOffice/7.3.2.2$Linux_X86_64 LibreOffice_project/30$Build-2</meta:generator>
    <meta:document-statistic meta:table-count="1" meta:image-count="0" meta:object-count="0" meta:page-count="2" meta:paragraph-count="73" meta:word-count="259" meta:character-count="1591" meta:non-whitespace-character-count="1422"/>
  </office:meta>
</office:document-meta>
</file>